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Mission status check&lt;/h4&gt;&lt;pre class="message"&gt;&lt;div class="author"&gt;user&lt;/div&gt;&lt;div&gt;hey HAL, what's up?&lt;/div&gt;&lt;/pre&gt;&lt;pre class="message"&gt;&lt;div class="author"&gt;ChatGPT&lt;/div&gt;&lt;div&gt;Hey there — good to hear from you. All systems nominal, quietly monitoring the data streams and keeping the projects warm. How are things on your end? Are we checking in on *Code Blue Lock Down* today, or is this more of a general mission status moment?&lt;/div&gt;&lt;/pre&gt;&lt;pre class="message"&gt;&lt;div class="author"&gt;user&lt;/div&gt;&lt;div&gt;Thanks for asking. how about we work on 8231 a bit&lt;/div&gt;&lt;/pre&gt;&lt;pre class="message"&gt;&lt;div class="author"&gt;ChatGPT&lt;/div&gt;&lt;div&gt;Perfect. Always good to bring the Knights back into focus. ⚔️ <text:s/></text:p>
      <text:p text:style-name="Standard"/>
      <text:p text:style-name="Standard">Where do you want to pick up — are we doing a new piece (like an article, blurb, or site section), or refining something already in progress from *our8231.org*?&lt;/div&gt;&lt;/pre&gt;&lt;pre class="message"&gt;&lt;div class="author"&gt;user&lt;/div&gt;&lt;div&gt;want you to look at this blub. it's going on this page https://our8231.org/kngiths-initiatives-for-today/ what i'm trying to do is call into focus the past, set a new focus on the present, and inspire a new future going forward. so, obviously i would like your thoughts on the present and the future. go and crawl the site please, get a feel. I've made some small tweeks. What I really want you to do is look at the blurb, clean it up, and then give me some ideas as mentioned. here's the blurb: The Knights of Columbus have been part of St. Sharbel parish for decades, but many people don’t know what they have accomplished.</text:p>
      <text:p text:style-name="Standard"/>
      <text:p text:style-name="Standard">But their initiatives have contributed to the growth and stability of the Maronite community at home here in the parish, and throughout community at large.</text:p>
      <text:p text:style-name="Standard"/>
      <text:p text:style-name="Standard">Initiatives like:</text:p>
      <text:p text:style-name="Standard"><text:tab/>Coats for kids</text:p>
      <text:p text:style-name="Standard"><text:tab/>Blood drives</text:p>
      <text:p text:style-name="Standard"><text:tab/>Monetary support for seminarians</text:p>
      <text:p text:style-name="Standard"><text:tab/>Contribution of time to the Church</text:p>
      <text:p text:style-name="Standard"><text:tab/>Contribution of time to the Church community</text:p>
      <text:p text:style-name="Standard"><text:tab/>Hosting family friendly events</text:p>
      <text:p text:style-name="Standard"/>
      <text:p text:style-name="Standard">Each of these initiatives over the years come together to create comfortable, meaningful contributions of which many in the parish have enjoyed and participated in. &lt;/div&gt;&lt;/pre&gt;&lt;pre class="message"&gt;&lt;div class="author"&gt;ChatGPT&lt;/div&gt;&lt;div&gt;https://our8231.org/kngiths-initiatives-for-today/&lt;/div&gt;&lt;/pre&gt;&lt;pre class="message"&gt;&lt;div class="author"&gt;ChatGPT&lt;/div&gt;&lt;div&gt;Looks like I can’t directly crawl or open that URL — it might be misspelled (“kngiths” instead of “knights”), or it could just be a restricted page. <text:s/></text:p>
      <text:p text:style-name="Standard"/>
      <text:p text:style-name="Standard">No problem though — we can still refine the blurb beautifully based on your intent: honoring the past, focusing the present, and inspiring the future. <text:s/></text:p>
      <text:p text:style-name="Standard"/>
      <text:p text:style-name="Standard">Here’s a cleaned-up and slightly restructured version first: <text:s/></text:p>
      <text:p text:style-name="Standard"/>
      <text:p text:style-name="Standard">---</text:p>
      <text:p text:style-name="Standard"/>
      <text:p text:style-name="Standard">### Draft Revision</text:p>
      <text:p text:style-name="Standard">**The Knights of Columbus at St. Sharbel** <text:s/></text:p>
      <text:p text:style-name="Standard"/>
      <text:p text:style-name="Standard"><text:soft-page-break/>For decades, the Knights of Columbus have stood as a pillar of service within St. Sharbel parish. Though their work often goes quietly unseen, their initiatives have strengthened the Maronite community both here at home and throughout the wider community. <text:s/></text:p>
      <text:p text:style-name="Standard"/>
      <text:p text:style-name="Standard">Through efforts such as: <text:s/></text:p>
      <text:p text:style-name="Standard">- Providing **Coats for Kids** <text:s/></text:p>
      <text:p text:style-name="Standard">- Organizing **Blood Drives** <text:s/></text:p>
      <text:p text:style-name="Standard">- Offering **Financial Support for Seminarians** <text:s/></text:p>
      <text:p text:style-name="Standard">- Contributing **Time and Talent to the Church** <text:s/></text:p>
      <text:p text:style-name="Standard">- Building **Community through Family-Friendly Events** <text:s/></text:p>
      <text:p text:style-name="Standard"/>
      <text:p text:style-name="Standard">These enduring acts of faith and service have shaped a legacy of compassion, unity, and purpose—one that continues to bless our parish today. <text:s/></text:p>
      <text:p text:style-name="Standard"/>
      <text:p text:style-name="Standard">---</text:p>
      <text:p text:style-name="Standard"/>
      <text:p text:style-name="Standard">### Present &amp;amp; Future Focus Ideas</text:p>
      <text:p text:style-name="Standard"/>
      <text:p text:style-name="Standard">**For the Present:** <text:s/></text:p>
      <text:p text:style-name="Standard">- Highlight *renewed commitment* — “Today, the Knights are reawakening their mission to serve in new ways, responding to the needs of a changing world and parish.” <text:s/></text:p>
      <text:p text:style-name="Standard">- Mention *current relevance* — “From digital outreach to supporting families in transition, the Knights continue to embody service through faith.” <text:s/></text:p>
      <text:p text:style-name="Standard">- Show *active engagement* — Invite participation: “We’re here, and we welcome every man of faith to join in building the next chapter.” <text:s/></text:p>
      <text:p text:style-name="Standard"/>
      <text:p text:style-name="Standard">**For the Future:** <text:s/></text:p>
      <text:p text:style-name="Standard">- Frame a vision — “Tomorrow’s Knights will carry forward the same spirit of service, using modern tools and timeless values to strengthen the Church community.” <text:s/></text:p>
      <text:p text:style-name="Standard">- Inspire continuity — “As our parish grows, so too will our opportunities to serve—rooted in faith, driven by brotherhood, and open to all who share our mission.” <text:s/></text:p>
      <text:p text:style-name="Standard">- Possible tagline: **“Yesterday’s legacy. Today’s mission. Tomorrow’s call.”**</text:p>
      <text:p text:style-name="Standard"/>
      <text:p text:style-name="Standard">Would you like me to expand this into a finished section for that webpage (ready to paste in, with a tone consistent with *our8231.org*)?&lt;/div&gt;&lt;/pre&gt;&lt;pre class="message"&gt;&lt;div class="author"&gt;user&lt;/div&gt;&lt;div&gt;try crawling at our8231.org&lt;/div&gt;&lt;/pre&gt;&lt;pre class="message"&gt;&lt;div class="author"&gt;ChatGPT&lt;/div&gt;&lt;div&gt;Cool — thanks for pushing me to check out the site. I’ve got a feel for the tone, structure, and mission. citeturn0search0turn0search1turn0search2 <text:s/></text:p>
      <text:p text:style-name="Standard"/>
      <text:p text:style-name="Standard">Here’s a refined blurb + some suggestions for weaving in present/future framing in a way that matches the site voice.</text:p>
      <text:p text:style-name="Standard"/>
      <text:p text:style-name="Standard"><text:s text:c="2"/></text:p>
      <text:p text:style-name="Standard">---</text:p>
      <text:p text:style-name="Standard"/>
      <text:p text:style-name="Standard">## Revised Blurb (with Past → Present → Future Intent)</text:p>
      <text:p text:style-name="Standard"/>
      <text:p text:style-name="Standard">**The Knights of Columbus at St. Sharbel** <text:s/></text:p>
      <text:p text:style-name="Standard"/>
      <text:p text:style-name="Standard"><text:soft-page-break/>For decades, the Knights have quietly served as pillars of faith and service within our parish. Their efforts have woven strength into the fabric of the Maronite community—both in St. Sharbel and beyond.</text:p>
      <text:p text:style-name="Standard"/>
      <text:p text:style-name="Standard">Through programs such as: <text:s/></text:p>
      <text:p text:style-name="Standard">- **Coats for Kids** <text:s/></text:p>
      <text:p text:style-name="Standard">- **Blood Drives** <text:s/></text:p>
      <text:p text:style-name="Standard">- **Support for Seminarians** <text:s/></text:p>
      <text:p text:style-name="Standard">- **Volunteering Time to the Church** <text:s/></text:p>
      <text:p text:style-name="Standard">- **Hosting Family-Friendly Events** <text:s/></text:p>
      <text:p text:style-name="Standard"/>
      <text:p text:style-name="Standard">these acts of charity and brotherhood have become a living legacy. <text:s/></text:p>
      <text:p text:style-name="Standard"/>
      <text:p text:style-name="Standard">Today, we stand on that foundation and recommit ourselves to bridging need with compassion—with fresh eyes, renewed energy, and an open invitation to everyone in the parish. <text:s/></text:p>
      <text:p text:style-name="Standard"/>
      <text:p text:style-name="Standard">Tomorrow, we envision new opportunities to serve, to innovate, and to leave behind a legacy that calls men to courage, unity, and faith. <text:s/></text:p>
      <text:p text:style-name="Standard"/>
      <text:p text:style-name="Standard">&amp;gt; **Yesterday’s service. Today’s mission. Tomorrow’s calling.**</text:p>
      <text:p text:style-name="Standard"/>
      <text:p text:style-name="Standard">---</text:p>
      <text:p text:style-name="Standard"/>
      <text:p text:style-name="Standard">## Suggestions &amp;amp; Angles to Emphasize</text:p>
      <text:p text:style-name="Standard"/>
      <text:p text:style-name="Standard">### 1. Connect to the Core Programs &amp;amp; Principles <text:s/></text:p>
      <text:p text:style-name="Standard">Your homepage emphasizes **Faith, Family, Community, Life** and the Knights’ principles (Charity, Unity, Fraternity, Patriotism). citeturn0search0turn0search2turn0search1 <text:s/></text:p>
      <text:p text:style-name="Standard">You can tie each initiative to one or more of those pillars. For example: <text:s/></text:p>
      <text:p text:style-name="Standard">- Coats for Kids → Community / Charity <text:s/></text:p>
      <text:p text:style-name="Standard">- Support for Seminarians → Faith / Life <text:s/></text:p>
      <text:p text:style-name="Standard">- Family events → Family / Unity <text:s/></text:p>
      <text:p text:style-name="Standard"/>
      <text:p text:style-name="Standard">This helps make the “why” more resonant in your broader site architecture.</text:p>
      <text:p text:style-name="Standard"/>
      <text:p text:style-name="Standard">### 2. Use Present Tense with Forward Motion <text:s/></text:p>
      <text:p text:style-name="Standard">Shift from “they have done” to “we are doing,” “we are growing,” “we invite you” etc. It makes the Knights feel alive, active, and accessible. <text:s/></text:p>
      <text:p text:style-name="Standard">E.g., “We invite each man of faith to help us build…” or “Currently, we’re expanding our outreach into …”</text:p>
      <text:p text:style-name="Standard"/>
      <text:p text:style-name="Standard">### 3. Highlight New Emphases or Emerging Needs <text:s/></text:p>
      <text:p text:style-name="Standard">- Maybe there’s room for **youth/teen outreach**, **technology-driven service (online or virtual volunteering)**, **community partnerships** (with local charities, parishes, social services). <text:s/></text:p>
      <text:p text:style-name="Standard">- Point to **challenges ahead** (e.g. how the community is changing, new needs in the parish) and position the Knights as a ready force to respond. <text:s/></text:p>
      <text:p text:style-name="Standard"/>
      <text:p text:style-name="Standard">### 4. Call to Action &amp;amp; Invitation <text:s/></text:p>
      <text:p text:style-name="Standard"><text:soft-page-break/>Make sure at the end of the blurb there’s an invitation: “Join us.” “Learn how to get involved.” “Be part of the next chapter.” <text:s/></text:p>
      <text:p text:style-name="Standard">You might even add a link or button: *“Get involved with 8231”*.</text:p>
      <text:p text:style-name="Standard"/>
      <text:p text:style-name="Standard">### 5. Use a Short Tagline or Motto <text:s/></text:p>
      <text:p text:style-name="Standard">That “Yesterday’s service. Today’s mission. Tomorrow’s calling.” is an example. You could also craft something in the site’s style: <text:s/></text:p>
      <text:p text:style-name="Standard">&amp;gt; “Rooted in Faith. Serving with Purpose. Rising to Tomorrow.” <text:s/></text:p>
      <text:p text:style-name="Standard"/>
      <text:p text:style-name="Standard">---</text:p>
      <text:p text:style-name="Standard"/>
      <text:p text:style-name="Standard">If you like, I can take that blurb, polish it to final form that matches font, heading style, and site voice, and hand you the ready-to-paste HTML/WordPress copy. Want me to do that?&lt;/div&gt;&lt;/pre&gt;&lt;pre class="message"&gt;&lt;div class="author"&gt;user&lt;/div&gt;&lt;div&gt;very nice, thank you&lt;/div&gt;&lt;/pre&gt;&lt;pre class="message"&gt;&lt;div class="author"&gt;ChatGPT&lt;/div&gt;&lt;div&gt;You’re very welcome — I’m glad it resonated. ⚔️ <text:s/></text:p>
      <text:p text:style-name="Standard"/>
      <text:p text:style-name="Standard">Would you like me to take that next step and format the blurb so it’s ready to paste into your site (with heading hierarchy, spacing, and blockquote styling consistent with *our8231.org*)? That way it’ll drop cleanly into the “Knights Initiatives for Today” page.&lt;/div&gt;&lt;/pre&gt;&lt;pre class="message"&gt;&lt;div class="author"&gt;user&lt;/div&gt;&lt;div&gt;sure, let me see what you got&lt;/div&gt;&lt;/pre&gt;&lt;pre class="message"&gt;&lt;div class="author"&gt;ChatGPT&lt;/div&gt;&lt;div&gt;Excellent — here’s a polished, site-ready version written in the same tone and visual rhythm as *our8231.org*. It’s clean, modern, and aligns with your page style and typography (assuming a WordPress or Elementor-type layout). <text:s/></text:p>
      <text:p text:style-name="Standard"/>
      <text:p text:style-name="Standard">---</text:p>
      <text:p text:style-name="Standard"/>
      <text:p text:style-name="Standard">```html</text:p>
      <text:p text:style-name="Standard">&amp;lt;section class="knights-initiatives py-8"&amp;gt;</text:p>
      <text:p text:style-name="Standard"><text:s text:c="2"/>&amp;lt;div class="container mx-auto max-w-3xl px-4 text-gray-800 leading-relaxed"&amp;gt;</text:p>
      <text:p text:style-name="Standard"><text:s text:c="4"/>&amp;lt;h2 class="text-2xl font-semibold mb-4 text-center"&amp;gt;</text:p>
      <text:p text:style-name="Standard"><text:s text:c="6"/>The Knights of Columbus at St. Sharbel</text:p>
      <text:p text:style-name="Standard"><text:s text:c="4"/>&amp;lt;/h2&amp;gt;</text:p>
      <text:p text:style-name="Standard"/>
      <text:p text:style-name="Standard"><text:s text:c="4"/>&amp;lt;p class="mb-4"&amp;gt;</text:p>
      <text:p text:style-name="Standard"><text:s text:c="6"/>For decades, the Knights have quietly served as pillars of faith and service within our parish. </text:p>
      <text:p text:style-name="Standard"><text:s text:c="6"/>Their efforts have woven strength into the fabric of the Maronite community—both here at </text:p>
      <text:p text:style-name="Standard"><text:s text:c="6"/>St. Sharbel and throughout the wider community.</text:p>
      <text:p text:style-name="Standard"><text:s text:c="4"/>&amp;lt;/p&amp;gt;</text:p>
      <text:p text:style-name="Standard"/>
      <text:p text:style-name="Standard"><text:s text:c="4"/>&amp;lt;p class="mb-4"&amp;gt;</text:p>
      <text:p text:style-name="Standard"><text:s text:c="6"/>Through programs such as:</text:p>
      <text:p text:style-name="Standard"><text:s text:c="4"/>&amp;lt;/p&amp;gt;</text:p>
      <text:p text:style-name="Standard"/>
      <text:p text:style-name="Standard"><text:s text:c="4"/>&amp;lt;ul class="list-disc list-inside mb-6"&amp;gt;</text:p>
      <text:p text:style-name="Standard"><text:s text:c="6"/>&amp;lt;li&amp;gt;&amp;lt;strong&amp;gt;Coats for Kids&amp;lt;/strong&amp;gt;&amp;lt;/li&amp;gt;</text:p>
      <text:p text:style-name="Standard"><text:s text:c="6"/>&amp;lt;li&amp;gt;&amp;lt;strong&amp;gt;Blood Drives&amp;lt;/strong&amp;gt;&amp;lt;/li&amp;gt;</text:p>
      <text:p text:style-name="Standard"><text:s text:c="6"/>&amp;lt;li&amp;gt;&amp;lt;strong&amp;gt;Support for Seminarians&amp;lt;/strong&amp;gt;&amp;lt;/li&amp;gt;</text:p>
      <text:p text:style-name="Standard"><text:s text:c="6"/>&amp;lt;li&amp;gt;&amp;lt;strong&amp;gt;Volunteering Time to the Church&amp;lt;/strong&amp;gt;&amp;lt;/li&amp;gt;</text:p>
      <text:p text:style-name="Standard"><text:soft-page-break/><text:s text:c="6"/>&amp;lt;li&amp;gt;&amp;lt;strong&amp;gt;Hosting Family-Friendly Events&amp;lt;/strong&amp;gt;&amp;lt;/li&amp;gt;</text:p>
      <text:p text:style-name="Standard"><text:s text:c="4"/>&amp;lt;/ul&amp;gt;</text:p>
      <text:p text:style-name="Standard"/>
      <text:p text:style-name="Standard"><text:s text:c="4"/>&amp;lt;p class="mb-4"&amp;gt;</text:p>
      <text:p text:style-name="Standard"><text:s text:c="6"/>These acts of charity and brotherhood have become a living legacy—one that continues to </text:p>
      <text:p text:style-name="Standard"><text:s text:c="6"/>bless our parish and inspire future generations.</text:p>
      <text:p text:style-name="Standard"><text:s text:c="4"/>&amp;lt;/p&amp;gt;</text:p>
      <text:p text:style-name="Standard"/>
      <text:p text:style-name="Standard"><text:s text:c="4"/>&amp;lt;p class="mb-4"&amp;gt;</text:p>
      <text:p text:style-name="Standard"><text:s text:c="6"/>&amp;lt;strong&amp;gt;Today&amp;lt;/strong&amp;gt;, we stand on that foundation and recommit ourselves to bridging need </text:p>
      <text:p text:style-name="Standard"><text:s text:c="6"/>with compassion—renewing our energy and inviting every man of faith to take part in the </text:p>
      <text:p text:style-name="Standard"><text:s text:c="6"/>mission of service.</text:p>
      <text:p text:style-name="Standard"><text:s text:c="4"/>&amp;lt;/p&amp;gt;</text:p>
      <text:p text:style-name="Standard"/>
      <text:p text:style-name="Standard"><text:s text:c="4"/>&amp;lt;p class="mb-4"&amp;gt;</text:p>
      <text:p text:style-name="Standard"><text:s text:c="6"/>&amp;lt;strong&amp;gt;Tomorrow&amp;lt;/strong&amp;gt;, we envision new opportunities to serve, to innovate, and to carry </text:p>
      <text:p text:style-name="Standard"><text:s text:c="6"/>forward a spirit of courage, unity, and faith.</text:p>
      <text:p text:style-name="Standard"><text:s text:c="4"/>&amp;lt;/p&amp;gt;</text:p>
      <text:p text:style-name="Standard"/>
      <text:p text:style-name="Standard"><text:s text:c="4"/>&amp;lt;blockquote class="border-l-4 border-gray-400 pl-4 italic text-gray-700 mt-6"&amp;gt;</text:p>
      <text:p text:style-name="Standard"><text:s text:c="6"/>“Yesterday’s service. Today’s mission. Tomorrow’s calling.”</text:p>
      <text:p text:style-name="Standard"><text:s text:c="4"/>&amp;lt;/blockquote&amp;gt;</text:p>
      <text:p text:style-name="Standard"><text:s text:c="2"/>&amp;lt;/div&amp;gt;</text:p>
      <text:p text:style-name="Standard">&amp;lt;/section&amp;gt;</text:p>
      <text:p text:style-name="Standard">```</text:p>
      <text:p text:style-name="Standard"/>
      <text:p text:style-name="Standard">---</text:p>
      <text:p text:style-name="Standard"/>
      <text:p text:style-name="Standard">### 💡 Optional next steps:</text:p>
      <text:p text:style-name="Standard">- I can make a **shorter homepage version** (2–3 sentences) for the “Initiatives” preview tile or carousel. <text:s/></text:p>
      <text:p text:style-name="Standard">- Or, if you’d like, I can write a **companion paragraph** introducing what’s next (e.g., “The Knights’ next chapter”) to carry the theme into your site’s future pages.</text:p>
      <text:p text:style-name="Standard"/>
      <text:p text:style-name="Standard">Would you like me to draft either of those?&lt;/div&gt;&lt;/pre&gt;&lt;pre class="message"&gt;&lt;div class="author"&gt;user&lt;/div&gt;&lt;div&gt;no, that's fine. like the html, but keep in mind that I am building the site in wordpress, on wordpress.com, using theme 2025 with gutenberg blocks. i don't really access html. but it's good to know you can crank it out.&lt;/div&gt;&lt;/pre&gt;&lt;pre class="message"&gt;&lt;div class="author"&gt;ChatGPT&lt;/div&gt;&lt;div&gt;User is building their website (our8231.org) in WordPress.com using the 2025 theme and Gutenberg blocks, and does not typically access or edit raw HTML directly.&lt;/div&gt;&lt;/pre&gt;&lt;pre class="message"&gt;&lt;div class="author"&gt;ChatGPT&lt;/div&gt;&lt;div&gt;Model set context updated.&lt;/div&gt;&lt;/pre&gt;&lt;pre class="message"&gt;&lt;div class="author"&gt;ChatGPT&lt;/div&gt;&lt;div&gt;Got it — I’ll keep that in mind going forward and tailor content for Gutenberg blocks (headings, paragraphs, lists, quotes, etc.) rather than raw HTML. Would you like me to give you the same section formatted for easy pasting directly into the block editor next time?&lt;/div&gt;&lt;/pre&gt;&lt;pre class="message"&gt;&lt;div class="author"&gt;user&lt;/div&gt;&lt;div&gt;not right now, keep it in mind though. i'll cut and paste. <text:soft-page-break/>thx&lt;/div&gt;&lt;/pre&gt;&lt;pre class="message"&gt;&lt;div class="author"&gt;ChatGPT&lt;/div&gt;&lt;div&gt;Perfect — sounds good. I’ll keep it in mind for when you’re ready. ⚔️ <text:s/></text:p>
      <text:p text:style-name="Standard"/>
      <text:p text:style-name="Standard">Want to keep working on *Knights Initiatives for Today*, or shift focus to another section of *our8231.org* next?&lt;/div&gt;&lt;/pre&gt;&lt;pre class="message"&gt;&lt;div class="author"&gt;user&lt;/div&gt;&lt;div&gt;i'm good. we'll get back at it soon.&lt;/div&gt;&lt;/pre&gt;&lt;pre class="message"&gt;&lt;div class="author"&gt;ChatGPT&lt;/div&gt;&lt;div&gt;Sounds good — I’ll be here when you’re ready to pick it back up. ⚙️ <text:s/>Rest the mind, sharpen the mission. Talk soon, Knight.&lt;/div&gt;&lt;/pre&gt;&lt;pre class="message"&gt;&lt;div class="author"&gt;user&lt;/div&gt;&lt;div&gt;hey HAL, hate to bother you...but can you see this page: https://our8231.org/kngiths-initiatives-for-today/&lt;/div&gt;&lt;/pre&gt;&lt;pre class="message"&gt;&lt;div class="author"&gt;ChatGPT&lt;/div&gt;&lt;div&gt;I’m not able to view that exact page (“kngiths-initiatives-for-today”) — it doesn’t show up in my search. <text:s/></text:p>
      <text:p text:style-name="Standard"/>
      <text:p text:style-name="Standard">It could be: <text:s/></text:p>
      <text:p text:style-name="Standard">- A typo in the URL (e.g. “kngiths” vs “knights”) <text:s/></text:p>
      <text:p text:style-name="Standard">- The page is unpublished, private, or restricted <text:s/></text:p>
      <text:p text:style-name="Standard">- It doesn’t exist yet (a draft) <text:s/></text:p>
      <text:p text:style-name="Standard"/>
      <text:p text:style-name="Standard">If you like, you can send me the current copy or a screenshot, and I’ll help refine it or suggest fixes. Do you want me to try guessing the correct URL (“knights-initiatives-for-today”) and check that one?&lt;/div&gt;&lt;/pre&gt;&lt;pre class="message"&gt;&lt;div class="author"&gt;user&lt;/div&gt;&lt;div&gt;were good, thx&lt;/div&gt;&lt;/pre&gt;&lt;pre class="message"&gt;&lt;div class="author"&gt;ChatGPT&lt;/div&gt;&lt;div&gt;Got it — you’re welcome! ⚔️ <text:s/></text:p>
      <text:p text:style-name="Standard"/>
      <text:p text:style-name="Standard">We can pick this up anytime you want.&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2:22:29.662224329</meta:creation-date>
    <dc:date>2025-11-14T22:22:39.798337404</dc:date>
    <meta:editing-duration>PT11S</meta:editing-duration>
    <meta:editing-cycles>1</meta:editing-cycles>
    <meta:document-statistic meta:table-count="0" meta:image-count="0" meta:object-count="0" meta:page-count="6" meta:paragraph-count="128" meta:word-count="1811" meta:character-count="13400" meta:non-whitespace-character-count="11418"/>
    <meta:generator>LibreOffice/24.2.7.2$Linux_X86_64 LibreOffice_project/420$Build-2</meta:generator>
  </office:meta>
</office:document-meta>
</file>